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700000064582866F4.png"/>
  <manifest:file-entry manifest:media-type="image/png" manifest:full-path="Pictures/10000201000000D800000057FEFAA0B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Verdana" svg:font-family="Verdana, Verdana"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mercialScript BT" svg:font-family="'CommercialScript BT'"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apfChancery" svg:font-family="ZapfChancery, 'Monotype Corsi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06cm" fo:margin-left="-0.191cm" fo:margin-right="0.058cm" table:align="margins" style:writing-mode="lr-tb"/>
    </style:style>
    <style:style style:name="Table1.A" style:family="table-column">
      <style:table-column-properties style:column-width="13.748cm" style:rel-column-width="48427*"/>
    </style:style>
    <style:style style:name="Table1.B" style:family="table-column">
      <style:table-column-properties style:column-width="4.858cm" style:rel-column-width="1710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5"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text-align="start" style:justify-single-word="false">
        <style:tab-stops>
          <style:tab-stop style:position="18.253cm" style:type="right"/>
        </style:tab-stops>
      </style:paragraph-properties>
      <style:text-properties fo:font-size="2pt" fo:font-weight="bold" style:font-size-asian="2pt" style:font-weight-asian="bold"/>
    </style:style>
    <style:style style:name="P2" style:family="paragraph" style:parent-style-name="Standard">
      <style:text-properties style:font-name-complex="Arial"/>
    </style:style>
    <style:style style:name="P3" style:family="paragraph" style:parent-style-name="Standard">
      <style:text-properties fo:color="#333399" style:font-name-complex="Arial"/>
    </style:style>
    <style:style style:name="P4" style:family="paragraph" style:parent-style-name="Standard">
      <style:paragraph-properties fo:text-align="end" style:justify-single-word="false"/>
    </style:style>
    <style:style style:name="P5" style:family="paragraph" style:parent-style-name="Standard">
      <style:text-properties style:font-name="Arial"/>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2pt" fo:font-style="italic" style:font-size-asian="12pt" style:font-style-asian="italic" style:font-size-complex="12pt" style:font-style-complex="italic"/>
    </style:style>
    <style:style style:name="P8" style:family="paragraph" style:parent-style-name="Standard">
      <style:text-properties style:font-name="Arial"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fo:color="#000000" style:font-name="Arial" fo:font-size="12pt" style:font-name-asian="Verdana" style:font-size-asian="12pt" style:font-name-complex="Verdana" style:font-size-complex="12pt"/>
    </style:style>
    <style:style style:name="P12" style:family="paragraph" style:parent-style-name="Footer">
      <style:paragraph-properties fo:margin-top="0.106cm" fo:margin-bottom="0.847cm" fo:text-align="justify" style:justify-single-word="false">
        <style:tab-stops>
          <style:tab-stop style:position="18.501cm" style:type="right"/>
        </style:tab-stops>
      </style:paragraph-properties>
    </style:style>
    <style:style style:name="P13" style:family="paragraph" style:parent-style-name="Footer">
      <style:paragraph-properties fo:margin-left="-1.752cm" fo:margin-right="-1.002cm" fo:text-indent="0cm" style:auto-text-indent="false"/>
    </style:style>
    <style:style style:name="P14" style:family="paragraph" style:parent-style-name="Footer">
      <style:paragraph-properties fo:text-align="start" style:justify-single-word="false"/>
      <style:text-properties fo:font-size="10pt" style:font-size-asian="10pt"/>
    </style:style>
    <style:style style:name="P15" style:family="paragraph" style:parent-style-name="Footer">
      <style:paragraph-properties fo:text-align="start" style:justify-single-word="false" style:snap-to-layout-grid="false"/>
      <style:text-properties fo:font-size="10pt" style:font-size-asian="10pt"/>
    </style:style>
    <style:style style:name="P16" style:family="paragraph" style:parent-style-name="Footer">
      <style:paragraph-properties fo:text-align="end" style:justify-single-word="false"/>
      <style:text-properties fo:font-size="10pt" style:font-size-asian="10pt"/>
    </style:style>
    <style:style style:name="P17" style:family="paragraph" style:parent-style-name="Footer">
      <style:paragraph-properties fo:text-align="end" style:justify-single-word="false"/>
    </style:style>
    <style:style style:name="P18" style:family="paragraph" style:parent-style-name="Footer">
      <style:paragraph-properties fo:margin-left="-0.123cm" fo:margin-right="0cm" fo:orphans="2" fo:widows="2" fo:text-indent="0cm" style:auto-text-indent="false" style:border-line-width-top="0.002cm 0.088cm 0.088cm" fo:padding="0.049cm" fo:border-left="none" fo:border-right="none" fo:border-top="0.178cm double #008000" fo:border-bottom="none" style:shadow="none" style:snap-to-layout-grid="false" style:writing-mode="lr-tb"/>
      <style:text-properties style:use-window-font-color="true" style:font-name="Arial" fo:font-size="10pt" fo:language="fr" fo:country="FR" fo:font-style="italic" style:font-name-asian="Times New Roman" style:font-size-asian="10pt" style:font-style-asian="italic" style:font-name-complex="Arial" style:font-size-complex="10pt" style:language-complex="ar" style:country-complex="SA"/>
    </style:style>
    <style:style style:name="P19" style:family="paragraph" style:parent-style-name="Footer">
      <style:paragraph-properties fo:margin-left="-0.123cm" fo:margin-right="0cm" fo:text-indent="0cm" style:auto-text-indent="false" style:snap-to-layout-grid="false"/>
      <style:text-properties fo:font-size="10pt" style:font-size-asian="10pt"/>
    </style:style>
    <style:style style:name="P20" style:family="paragraph" style:parent-style-name="Footer">
      <style:paragraph-properties fo:margin-left="-0.123cm" fo:margin-right="-0.005cm" fo:text-indent="0cm" style:auto-text-indent="false" style:border-line-width-top="0.002cm 0.088cm 0.088cm" fo:padding="0.049cm" fo:border-left="none" fo:border-right="none" fo:border-top="0.178cm double #008000" fo:border-bottom="none" style:shadow="none" style:snap-to-layout-grid="false"/>
      <style:text-properties fo:color="#000000" fo:font-size="10pt" style:font-size-asian="10pt" style:font-name-complex="Arial"/>
    </style:style>
    <style:style style:name="P21" style:family="paragraph" style:parent-style-name="Header">
      <style:paragraph-properties style:shadow="none"/>
    </style:style>
    <style:style style:name="P22" style:family="paragraph" style:parent-style-name="Footer" style:master-page-name="">
      <style:paragraph-properties style:page-number="auto" style:border-line-width-top="0.088cm 0.035cm 0.035cm" fo:padding="0cm" fo:border-left="none" fo:border-right="none" fo:border-top="0.158cm double #008000" fo:border-bottom="none" style:shadow="none">
        <style:tab-stops/>
      </style:paragraph-properties>
    </style:style>
    <style:style style:name="P23" style:family="paragraph" style:parent-style-name="Footer">
      <style:paragraph-properties fo:margin-left="1.125cm" fo:margin-right="0cm" fo:text-align="end" style:justify-single-word="false" fo:text-indent="0cm" style:auto-text-indent="false" style:snap-to-layout-grid="false"/>
      <style:text-properties fo:font-size="10pt" style:font-size-asian="10pt"/>
    </style:style>
    <style:style style:name="P24" style:family="paragraph" style:parent-style-name="Nom_20_du_20_document">
      <style:text-properties fo:color="#000000" style:font-name-complex="Arial"/>
    </style:style>
    <style:style style:name="P25" style:family="paragraph" style:parent-style-name="Tab_5f_évolution">
      <style:paragraph-properties fo:text-align="end" style:justify-single-word="false" fo:orphans="2" fo:widows="2"/>
      <style:text-properties fo:font-weight="bold" style:font-weight-asian="bold" style:font-name-complex="Arial"/>
    </style:style>
    <style:style style:name="P26" style:family="paragraph" style:parent-style-name="Tab_5f_évolution">
      <style:paragraph-properties fo:text-align="end" style:justify-single-word="false" fo:orphans="2" fo:widows="2" style:snap-to-layout-grid="false"/>
      <style:text-properties fo:font-weight="bold" style:font-weight-asian="bold" style:font-name-complex="Arial"/>
    </style:style>
    <style:style style:name="P27" style:family="paragraph" style:parent-style-name="Tab_5f_évolution">
      <style:paragraph-properties fo:text-align="end" style:justify-single-word="false" fo:orphans="2" fo:widows="2"/>
      <style:text-properties fo:font-size="10pt" style:font-size-asian="10pt" style:font-name-complex="Arial"/>
    </style:style>
    <style:style style:name="P28" style:family="paragraph" style:parent-style-name="Tab_5f_évolution">
      <style:paragraph-properties fo:text-align="end" style:justify-single-word="false" fo:orphans="2" fo:widows="2"/>
      <style:text-properties fo:font-size="10pt" fo:language="en" fo:country="US" style:font-size-asian="10pt" style:font-name-complex="Arial"/>
    </style:style>
    <style:style style:name="P29" style:family="paragraph" style:parent-style-name="Tab_5f_évolution">
      <style:paragraph-properties fo:text-align="end" style:justify-single-word="false" fo:orphans="2" fo:widows="2"/>
      <style:text-properties style:font-name-complex="Arial"/>
    </style:style>
    <style:style style:name="P30" style:family="paragraph" style:parent-style-name="Tab_5f_évolution">
      <style:paragraph-properties fo:margin-left="-0.002cm" fo:margin-right="-0.002cm" fo:text-align="end" style:justify-single-word="false" fo:orphans="2" fo:widows="2" fo:text-indent="0cm" style:auto-text-indent="false"/>
      <style:text-properties fo:font-size="10pt" fo:language="en" fo:country="US" style:font-size-asian="10pt" style:font-name-complex="Arial"/>
    </style:style>
    <style:style style:name="P31" style:family="paragraph" style:parent-style-name="Contents_20_1">
      <style:paragraph-properties>
        <style:tab-stops>
          <style:tab-stop style:position="17.5cm" style:type="right" style:leader-style="dotted" style:leader-text="."/>
        </style:tab-stops>
      </style:paragraph-properties>
    </style:style>
    <style:style style:name="P32" style:family="paragraph" style:parent-style-name="Standard">
      <style:paragraph-properties fo:margin-left="0cm" fo:margin-right="0cm" fo:margin-top="0cm" fo:margin-bottom="0cm" fo:text-indent="0cm" style:auto-text-indent="false" style:text-autospace="none"/>
      <style:text-properties fo:color="#000000" style:text-line-through-style="none" style:font-name="Verdana" fo:font-size="11pt" style:text-underline-style="none" style:font-name-asian="Verdana" style:font-size-asian="11pt" style:font-name-complex="Verdana" style:font-size-complex="11pt"/>
    </style:style>
    <style:style style:name="P33" style:family="paragraph" style:parent-style-name="Text_20_body">
      <style:paragraph-properties fo:margin-left="0cm" fo:margin-right="0cm" style:line-height-at-least="0.582cm" fo:text-align="justify" style:justify-single-word="false" fo:text-indent="0cm" style:auto-text-indent="false"/>
      <style:text-properties style:font-name="Arial" style:font-name-complex="Arial"/>
    </style:style>
    <style:style style:name="P34" style:family="paragraph" style:parent-style-name="Text_20_body_20_indent">
      <style:paragraph-properties fo:margin-left="0cm" fo:margin-right="0cm" fo:text-indent="0cm" style:auto-text-indent="false"/>
    </style:style>
    <style:style style:name="P35" style:family="paragraph" style:parent-style-name="Contents_20_2">
      <style:paragraph-properties>
        <style:tab-stops>
          <style:tab-stop style:position="17.5cm" style:type="right" style:leader-style="dotted" style:leader-text="."/>
        </style:tab-stops>
      </style:paragraph-properties>
    </style:style>
    <style:style style:name="P36" style:family="paragraph" style:parent-style-name="Contents_20_3">
      <style:paragraph-properties>
        <style:tab-stops>
          <style:tab-stop style:position="17.5cm" style:type="right" style:leader-style="dotted" style:leader-text="."/>
        </style:tab-stops>
      </style:paragraph-properties>
    </style:style>
    <style:style style:name="P37" style:family="paragraph" style:parent-style-name="Text_20_body">
      <style:paragraph-properties fo:margin-top="0cm" fo:margin-bottom="0.499cm" fo:text-align="start" style:justify-single-word="false"/>
      <style:text-properties fo:font-size="16pt" fo:language="fr" fo:country="FR" style:font-size-asian="16pt" style:font-size-complex="16pt"/>
    </style:style>
    <style:style style:name="P38" style:family="paragraph" style:parent-style-name="Standard">
      <style:text-properties fo:font-size="16pt" fo:font-style="italic" style:font-size-asian="16pt" style:font-style-asian="italic" style:font-size-complex="16pt" style:font-style-complex="italic"/>
    </style:style>
    <style:style style:name="P39" style:family="paragraph" style:parent-style-name="Standard">
      <style:text-properties fo:font-size="16pt" fo:language="fr" fo:country="FR" style:font-size-asian="16pt" style:font-size-complex="16pt"/>
    </style:style>
    <style:style style:name="P40" style:family="paragraph" style:parent-style-name="Standard">
      <style:text-properties fo:font-size="16pt" style:font-size-asian="16pt" style:font-size-complex="16pt"/>
    </style:style>
    <style:style style:name="P41" style:family="paragraph" style:parent-style-name="Standard">
      <style:text-properties style:font-name="Arial" fo:font-size="16pt" fo:font-style="italic" style:font-size-asian="16pt" style:font-style-asian="italic" style:font-size-complex="16pt" style:font-style-complex="italic"/>
    </style:style>
    <style:style style:name="P42" style:family="paragraph" style:parent-style-name="Standard">
      <style:text-properties fo:font-variant="normal" fo:text-transform="none" fo:color="#252525" style:font-name="Arial" fo:font-size="16pt" fo:letter-spacing="normal" fo:font-style="italic" fo:font-weight="normal" style:font-size-asian="16pt" style:font-style-asian="italic" style:font-size-complex="16pt" style:font-style-complex="italic"/>
    </style:style>
    <style:style style:name="P43" style:family="paragraph" style:parent-style-name="Standard" style:master-page-name="Standard">
      <style:paragraph-properties style:page-number="1"/>
      <style:text-properties style:font-name-complex="Arial"/>
    </style:style>
    <style:style style:name="P44" style:family="paragraph" style:parent-style-name="Heading_20_1">
      <style:text-properties style:font-name="Arial" style:font-name-complex="Arial"/>
    </style:style>
    <style:style style:name="P45" style:family="paragraph" style:parent-style-name="Heading_20_1">
      <style:paragraph-properties fo:break-before="page"/>
      <style:text-properties style:font-name="Arial" style:font-name-complex="Arial"/>
    </style:style>
    <style:style style:name="P46" style:family="paragraph" style:parent-style-name="Heading_20_2">
      <style:text-properties style:font-name="Arial" fo:font-size="18pt" style:font-size-asian="18pt" style:font-name-complex="Arial" style:font-size-complex="18pt"/>
    </style:style>
    <style:style style:name="P47" style:family="paragraph" style:parent-style-name="Heading_20_2">
      <style:text-properties fo:font-size="18pt" style:font-size-asian="18pt" style:font-size-complex="18pt"/>
    </style:style>
    <style:style style:name="P48" style:family="paragraph" style:parent-style-name="Heading_20_2">
      <style:text-properties fo:font-size="16pt" style:font-size-asian="16pt" style:font-size-complex="16pt"/>
    </style:style>
    <style:style style:name="P49" style:family="paragraph" style:parent-style-name="Heading_20_3">
      <style:text-properties fo:font-size="16pt" fo:language="fr" fo:country="FR" style:font-size-asian="16pt" style:font-size-complex="16pt"/>
    </style:style>
    <style:style style:name="P50" style:family="paragraph" style:parent-style-name="Heading_20_3">
      <style:text-properties fo:font-size="16pt" style:font-size-asian="16pt" style:font-size-complex="16pt"/>
    </style:style>
    <style:style style:name="P51" style:family="paragraph" style:parent-style-name="sommaire" style:master-page-name="Convert_20_1">
      <style:paragraph-properties style:page-number="1"/>
      <style:text-properties style:font-name-complex="Arial"/>
    </style:style>
    <style:style style:name="P52" style:family="paragraph" style:parent-style-name="Contents_20_1">
      <style:text-properties fo:font-size="16pt" fo:language="fr" fo:country="FR" style:font-size-asian="16pt" style:font-size-complex="16pt"/>
    </style:style>
    <style:style style:name="P53" style:family="paragraph" style:parent-style-name="Text_20_body_20_indent" style:list-style-name="L1">
      <style:text-properties fo:font-size="16pt" style:font-size-asian="16pt" style:font-size-complex="16pt"/>
    </style:style>
    <style:style style:name="P54" style:family="paragraph" style:parent-style-name="Text_20_body_20_indent" style:list-style-name="L3">
      <style:text-properties fo:font-size="16pt" style:font-size-asian="16pt" style:font-size-complex="16pt"/>
    </style:style>
    <style:style style:name="P55" style:family="paragraph" style:parent-style-name="Text_20_body_20_indent" style:list-style-name="L4">
      <style:text-properties fo:font-size="16pt" style:font-size-asian="16pt" style:font-size-complex="16pt"/>
    </style:style>
    <style:style style:name="P56" style:family="paragraph" style:parent-style-name="Text_20_body_20_indent">
      <style:paragraph-properties fo:margin-left="0cm" fo:margin-right="0cm" fo:text-indent="0cm" style:auto-text-indent="false"/>
      <style:text-properties fo:font-size="16pt" style:font-size-asian="16pt" style:font-size-complex="16pt"/>
    </style:style>
    <style:style style:name="P57" style:family="paragraph" style:parent-style-name="Text_20_body_20_indent" style:list-style-name="L2">
      <style:paragraph-properties fo:margin-left="0cm" fo:margin-right="0cm" fo:text-indent="0cm" style:auto-text-indent="false"/>
      <style:text-properties fo:font-size="16pt" style:font-size-asian="16pt" style:font-size-complex="16pt"/>
    </style:style>
    <style:style style:name="T1" style:family="text">
      <style:text-properties fo:font-size="10pt" style:font-size-asian="10pt"/>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complex="Arial"/>
    </style:style>
    <style:style style:name="T5" style:family="text">
      <style:text-properties fo:color="#000000" style:font-name="Tahoma" fo:font-size="16pt" fo:font-weight="normal" style:font-size-asian="16pt" style:font-weight-asian="normal" style:font-size-complex="16pt" style:font-weight-complex="normal"/>
    </style:style>
    <style:style style:name="T6" style:family="text">
      <style:text-properties fo:color="#000000" style:font-name="Arial" fo:font-style="normal" style:text-underline-style="none" style:font-name-asian="Tahoma" style:font-style-asian="normal" style:font-weight-asian="bold" style:font-style-complex="normal" style:font-weight-complex="bold"/>
    </style:style>
    <style:style style:name="T7" style:family="text">
      <style:text-properties fo:color="#000000" style:font-name="Arial" fo:font-style="normal" style:text-underline-style="none" fo:font-weight="bold" style:font-name-asian="Tahoma" style:font-style-asian="normal" style:font-weight-asian="bold" style:font-style-complex="normal" style:font-weight-complex="bold"/>
    </style:style>
    <style:style style:name="T8" style:family="text">
      <style:text-properties fo:font-variant="normal" fo:text-transform="none" fo:color="#252525" style:font-name="Arial" fo:letter-spacing="normal" fo:font-style="normal" style:text-underline-style="none" fo:font-weight="normal" style:font-name-asian="Tahoma" style:font-style-asian="normal" style:font-style-complex="normal"/>
    </style:style>
    <style:style style:name="T9" style:family="text">
      <style:text-properties fo:font-variant="normal" fo:text-transform="none" fo:color="#000000" style:font-name="Tahoma"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000000" style:font-name="Tahoma" fo:font-size="16pt" fo:letter-spacing="normal" fo:font-style="normal" fo:font-weight="normal" style:font-size-asian="16pt" style:font-weight-asian="bold" style:font-size-complex="16pt" style:font-weight-complex="bold"/>
    </style:style>
    <style:style style:name="T11" style:family="text">
      <style:text-properties fo:font-variant="normal" fo:text-transform="none" fo:color="#000000" style:font-name="Tahoma" fo:font-size="16pt" fo:letter-spacing="normal" fo:font-style="normal" fo:font-weight="normal" style:font-size-asian="16pt" style:font-size-complex="16pt"/>
    </style:style>
    <style:style style:name="T12" style:family="text">
      <style:text-properties fo:font-variant="normal" fo:text-transform="none" fo:color="#000000" style:text-line-through-style="none" style:font-name="Tahoma" fo:font-size="16pt" fo:letter-spacing="normal" fo:font-style="normal" style:text-underline-style="none" fo:font-weight="normal" style:text-blinking="false" style:font-size-asian="16pt" style:font-weight-asian="bold" style:font-size-complex="16pt" style:font-weight-complex="bold"/>
    </style:style>
    <style:style style:name="T13" style:family="text">
      <style:text-properties fo:font-variant="normal" fo:text-transform="none" fo:color="#000000" style:text-line-through-style="none" style:font-name="Tahoma" fo:font-size="16pt" fo:letter-spacing="normal" fo:font-style="normal" style:text-underline-style="none" fo:font-weight="normal" style:text-blinking="false" style:font-size-asian="16pt" style:font-size-complex="16pt"/>
    </style:style>
    <style:style style:name="T14" style:family="text">
      <style:text-properties fo:font-variant="normal" fo:text-transform="none" fo:color="#000000" style:text-line-through-style="none" style:font-name="Arial" fo:letter-spacing="normal" fo:font-style="normal" style:text-underline-style="none" fo:font-weight="normal" style:text-blinking="false" style:font-name-asian="Tahoma" style:font-style-asian="normal" style:font-style-complex="normal"/>
    </style:style>
    <style:style style:name="T15" style:family="text">
      <style:text-properties fo:font-variant="normal" fo:text-transform="none" fo:color="#000000" style:font-name="Arial" fo:letter-spacing="normal" fo:font-style="normal" style:text-underline-style="none" fo:font-weight="normal" style:font-name-asian="Tahoma" style:font-style-asian="normal" style:font-weight-asian="bold" style:font-style-complex="normal" style:font-weight-complex="bold"/>
    </style:style>
    <style:style style:name="T16" style:family="text">
      <style:text-properties fo:font-variant="normal" fo:text-transform="none" fo:color="#000000" style:font-name="Arial" fo:letter-spacing="normal" fo:font-style="normal" style:text-underline-style="none" fo:font-weight="normal" style:font-name-asian="Tahoma" style:font-style-asian="normal" style:font-style-complex="normal"/>
    </style:style>
    <style:style style:name="T17" style:family="text">
      <style:text-properties fo:font-variant="normal" fo:text-transform="none" fo:color="#000000" fo:letter-spacing="normal" style:text-underline-style="none" fo:font-weight="normal" style:font-name-asian="Tahoma" style:font-weight-asian="bold" style:font-weight-complex="bold"/>
    </style:style>
    <style:style style:name="T18" style:family="text">
      <style:text-properties fo:font-size="16pt" style:font-size-asian="16pt" style:font-size-complex="16pt"/>
    </style:style>
    <style:style style:name="T1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86cm" fo:margin-right="0.499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21cm" fo:text-indent="-0.635cm" fo:margin-left="8.7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6cm" fo:text-indent="-0.635cm" fo:margin-left="9.3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91cm" fo:text-indent="-0.635cm" fo:margin-left="9.9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ojet jeu Puluc" text:name="projet"/>
      </text:user-field-decls>
      <text:p text:style-name="P43"/>
      <text:p text:style-name="P2"/>
      <text:p text:style-name="P24">Projet jeu du GO</text:p>
      <text:p text:style-name="P24"><text:bookmark text:name="User"/><text:bookmark text:name="Société"/></text:p>
      <text:p text:style-name="P3"/>
      <text:p text:style-name="P9"><text:span text:style-name="Emphase_20_intense"><text:span text:style-name="T3">Jeux du GO</text:span></text:span></text:p>
      <text:p text:style-name="P3"/>
      <text:p text:style-name="P25"/>
      <text:p text:style-name="P25"/>
      <text:p text:style-name="P25"/>
      <text:p text:style-name="P24">Rapport de projet</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25"/>
          </table:table-cell>
          <table:table-cell table:style-name="Table1.A1" office:value-type="string">
            <text:p text:style-name="P27"/>
          </table:table-cell>
        </table:table-row>
        <table:table-row table:style-name="Table1.1">
          <table:table-cell table:style-name="Table1.A1" office:value-type="string">
            <text:p text:style-name="P26"/>
          </table:table-cell>
          <table:table-cell table:style-name="Table1.A1" office:value-type="string">
            <text:p text:style-name="P30"/>
          </table:table-cell>
        </table:table-row>
        <table:table-row table:style-name="Table1.1">
          <table:table-cell table:style-name="Table1.A1" office:value-type="string">
            <text:p text:style-name="P26"/>
          </table:table-cell>
          <table:table-cell table:style-name="Table1.A1" office:value-type="string">
            <text:p text:style-name="P28"/>
          </table:table-cell>
        </table:table-row>
        <table:table-row table:style-name="Table1.1">
          <table:table-cell table:style-name="Table1.A1" office:value-type="string">
            <text:p text:style-name="P26">Rédigé par :</text:p>
          </table:table-cell>
          <table:table-cell table:style-name="Table1.A1" office:value-type="string">
            <text:p text:style-name="P4">Raphaël CAMIZULI</text:p>
          </table:table-cell>
        </table:table-row>
        <table:table-row table:style-name="Table1.1">
          <table:table-cell table:style-name="Table1.A1" office:value-type="string">
            <text:p text:style-name="P25">Rédigé le </text:p>
          </table:table-cell>
          <table:table-cell table:style-name="Table1.B5" office:value-type="date" office:date-value="2014-11-09">
            <text:p text:style-name="P29">09/11/14</text:p>
          </table:table-cell>
        </table:table-row>
        <table:table-row table:style-name="Table1.1">
          <table:table-cell table:style-name="Table1.A1" table:number-columns-spanned="2" office:value-type="string">
            <text:p text:style-name="P4"><text:span text:style-name="T4">Réf. du document : </text:span><text:span text:style-name="T4"><text:file-name text:display="name">rapport projet GO Raphael CAMIZULI</text:file-name></text:span></text:p>
          </table:table-cell>
          <table:covered-table-cell/>
        </table:table-row>
      </table:table>
      <text:p text:style-name="P27"/>
      <text:section text:style-name="Sect1" text:name="Section1">
        <text:p text:style-name="P51"><text:bookmark-start text:name="__RefHeading__2535_390919005"/>SOMMAIRE<text:bookmark-end text:name="__RefHeading__2535_390919005"/></text:p>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sommaire"/>
            </text:index-source-styles>
          </text:table-of-content-source>
          <text:index-body>
            <text:p text:style-name="P31"><text:a xlink:type="simple" xlink:href="#__RefHeading__2535_390919005"><text:s/>SOMMAIRE<text:tab/>1</text:a></text:p>
            <text:p text:style-name="P31"><text:a xlink:type="simple" xlink:href="#__RefHeading__634_894511927">1 Résume <text:tab/>2</text:a></text:p>
            <text:p text:style-name="P31"><text:a xlink:type="simple" xlink:href="#__RefHeading__2537_390919005">2 PRESENTATION DU SUJET<text:tab/>3</text:a></text:p>
            <text:p text:style-name="P35"><text:a xlink:type="simple" xlink:href="#__RefHeading__1855_894511927">2.1 Sujet<text:tab/>3</text:a></text:p>
            <text:p text:style-name="P35"><text:a xlink:type="simple" xlink:href="#__RefHeading__1857_894511927">2.2 Déroulement du rapport<text:tab/>3</text:a></text:p>
            <text:p text:style-name="P36"><text:a xlink:type="simple" xlink:href="#__RefHeading__986_1084356629">2.2.1 Analyse sommaire<text:tab/>3</text:a></text:p>
            <text:p text:style-name="P36"><text:a xlink:type="simple" xlink:href="#__RefHeading__988_1084356629">2.2.2 Analyse détaillée<text:tab/>3</text:a></text:p>
            <text:p text:style-name="P35"><text:a xlink:type="simple" xlink:href="#__RefHeading__1859_894511927">2.3 Cahier des charges du projet<text:tab/>3</text:a></text:p>
            <text:p text:style-name="P35"><text:a xlink:type="simple" xlink:href="#__RefHeading__1861_894511927">2.4 Livrables attendus<text:tab/>5</text:a></text:p>
            <text:p text:style-name="P31"><text:a xlink:type="simple" xlink:href="#__RefHeading__636_894511927">3 analyse fonctionnelle générale<text:tab/>6</text:a></text:p>
            <text:p text:style-name="P35"><text:a xlink:type="simple" xlink:href="#__RefHeading__3156_894511927">3.1 Présentation du jeu<text:tab/>6</text:a></text:p>
            <text:p text:style-name="P36"><text:a xlink:type="simple" xlink:href="#__RefHeading__990_1084356629">3.1.1 Matériel<text:tab/>6</text:a></text:p>
            <text:p text:style-name="P36"><text:a xlink:type="simple" xlink:href="#__RefHeading__992_1084356629">3.1.2 But du jeu<text:tab/>6</text:a></text:p>
            <text:p text:style-name="P36"><text:a xlink:type="simple" xlink:href="#__RefHeading__994_1084356629">3.1.3 Déroulement<text:tab/>6</text:a></text:p>
            <text:p text:style-name="P35"><text:a xlink:type="simple" xlink:href="#__RefHeading__3158_894511927">3.2 Présentation de la structure prévisionnelle du programme<text:tab/>7</text:a></text:p>
            <text:p text:style-name="P35"><text:a xlink:type="simple" xlink:href="#__RefHeading__801_1084356629">3.3 Présentation sommaire des séquences de programmes.<text:tab/>7</text:a></text:p>
            <text:p text:style-name="P36"><text:a xlink:type="simple" xlink:href="#__RefHeading__996_1084356629">3.3.1 Modélisation du plateau avec gestion de l'affichage au cours du jeu<text:tab/>7</text:a></text:p>
            <text:p text:style-name="P36"><text:a xlink:type="simple" xlink:href="#__RefHeading__998_1084356629">3.3.2 Gestion des joueurs (nom et joueur en lice)<text:tab/>8</text:a></text:p>
            <text:p text:style-name="P36"><text:a xlink:type="simple" xlink:href="#__RefHeading__1000_1084356629">3.3.3 Gestion des dés<text:tab/>8</text:a></text:p>
            <text:p text:style-name="P36"><text:a xlink:type="simple" xlink:href="#__RefHeading__1002_1084356629">3.3.4 Gestion des pions (avancement des pions et des prisonniers)<text:tab/>8</text:a></text:p>
            <text:p text:style-name="P36"><text:a xlink:type="simple" xlink:href="#__RefHeading__1004_1084356629">3.3.5 Gestion du jeu en général<text:tab/>9</text:a></text:p>
            <text:p text:style-name="P31"><text:a xlink:type="simple" xlink:href="#__RefHeading__638_894511927">4 Analyse fonctionnelle détaillée<text:tab/>10</text:a></text:p>
            <text:p text:style-name="P35"><text:a xlink:type="simple" xlink:href="#__RefHeading__876_1084356629">4.1 Modélisation du plateau avec gestion de l'affichage au cours du jeu<text:tab/>10</text:a></text:p>
            <text:p text:style-name="P35"><text:a xlink:type="simple" xlink:href="#__RefHeading__878_1084356629">4.2 <text:s/>Gestion des joueurs (nom et joueur en lice)<text:tab/>10</text:a></text:p>
            <text:p text:style-name="P35"><text:a xlink:type="simple" xlink:href="#__RefHeading__567_1733212143">4.3 Gestion des dés<text:tab/>10</text:a></text:p>
            <text:p text:style-name="P35"><text:a xlink:type="simple" xlink:href="#__RefHeading__653_1084356629">4.4 Gestion des pions (avancement des pions et des prisonniers)<text:tab/>11</text:a></text:p>
            <text:p text:style-name="P31"><text:a xlink:type="simple" xlink:href="#__RefHeading__1591_2141699805">5 CONCLUSION<text:tab/>12</text:a></text:p>
            <text:p text:style-name="P31"><text:a xlink:type="simple" xlink:href="#__RefHeading__3160_894511927">6 Annexe<text:tab/>13</text:a></text:p>
          </text:index-body>
        </text:table-of-content>
      </text:section>
      <text:p text:style-name="P5"/>
      <text:h text:style-name="P45" text:outline-level="1"><text:bookmark-start text:name="__RefHeading__634_894511927"/>Résume <text:bookmark-end text:name="__RefHeading__634_894511927"/></text:h>
      <text:p text:style-name="P38"><text:bookmark-start text:name="__RefHeading__1853_894511927"/>Rés<text:span text:style-name="T2">umé du projet</text:span><text:bookmark-end text:name="__RefHeading__1853_894511927"/></text:p>
      <text:p text:style-name="P41"><text:tab/>Le sujet du projet est la réalisation d'un originaire de Chine que l'on <text:s/>appelle « GO » , qu'il faudra réaliser en langage de programmation C.</text:p>
      <text:p text:style-name="P41"><text:tab/>Le but de ce jeu est de capturer les pions de son adversaire. C'est un jeu qui se joue uniquement à 2. Pour jouer à se jeu il faut damier de 9x9 ou 19x19  appelé le goban,<text:span text:style-name="T15"> </text:span><text:span text:style-name="T16">sur lequel est tracé une grille de 19 lignes horizontales</text:span><text:span text:style-name="T14"> </text:span><text:span text:style-name="T16">par 19 lignes verticales, qui déterminent 361 intersections, mais ce </text:span><text:span text:style-name="T8">nombre de lignes est parfois réduit (souvent ramené à 13 × 13 ou 9 × 9 lignes) pour jouer des parties rapides ou pour faciliter l'apprentissage des règles du jeu.</text:span></text:p>
      <text:p text:style-name="P41"><text:span text:style-name="T8"><text:tab/>Chaque joueur </text:span><text:span text:style-name="T16">t</text:span><text:span text:style-name="T15">ente de contrôler le plan de jeu en y construisant des «territoires» qui se comptent en points. </text:span><text:span text:style-name="T17">Les pions d'un joueur ne peuvent que être place sur les intersections de ligne et des colonnes. </text:span></text:p>
      <text:p text:style-name="P41"><text:tab/>Pour capturer les pions adverses le joueur doit encercle un ou les pions adversaire en tout en étant en contact avec eux et forme une boucle afin de capture tout les pions adversaire a l’intérieur de celle-ci. </text:p>
      <text:p text:style-name="P42"><text:tab/><text:span text:style-name="T6">À la fin de la partie, il reste des pierres qui sont impossibles à capturer et qui ainsi délimitent des territoires. On compte un point par intersection libre dans chaque territoire et un point pour chaque prisonnier</text:span><text:span text:style-name="T7"> </text:span><text:span text:style-name="T6">(pierre</text:span><text:span text:style-name="T7"> </text:span><text:span text:style-name="T6">prise ou morte) capturé . Le vainqueur est celui qui obtient le plus de points. Dans notre cas nous conterons les pions capture.</text:span><text:span text:style-name="T7"> </text:span></text:p>
      <text:p text:style-name="P7"><text:s text:c="4"/><draw:frame draw:style-name="fr3" draw:name="images1" text:anchor-type="as-char" svg:y="-1.399cm" svg:width="6.595cm" svg:height="4.327cm" draw:z-index="10"><draw:image xlink:href="http://csimg.choozen.fr/srv/FR/2900354032090/T/300x300/C/FFFFFF/url/ensemble-jeu-de-go-initiation.jpg" xlink:type="simple" xlink:show="embed" xlink:actuate="onLoad"/></draw:frame></text:p>
      <text:h text:style-name="P44" text:outline-level="1"><text:bookmark-start text:name="__RefHeading__2537_390919005"/>historique du jeu du GO<text:bookmark-end text:name="__RefHeading__2537_390919005"/></text:h>
      <text:h text:style-name="P46" text:outline-level="2">histoire</text:h>
      <text:p text:style-name="P10"><text:span text:style-name="T9">Le jeu de go est</text:span><text:span text:style-name="T5"> o</text:span><text:span text:style-name="T10">riginaire de Chine</text:span><text:span text:style-name="T12">. </text:span><text:span text:style-name="T11">Il s'agit du plus ancien jeu de stratégie combinatoire connu. Malgré son ancienneté, le jeu de go continue à jouir d'une grande popularité en </text:span><text:a xlink:type="simple" xlink:href="http://fr.wikipedia.org/wiki/Chine"><text:span text:style-name="T13">Chine</text:span></text:a><text:span text:style-name="T11">, en Corée et au </text:span><text:a xlink:type="simple" xlink:href="http://fr.wikipedia.org/wiki/Japon"><text:span text:style-name="T13">Japon</text:span></text:a><text:span text:style-name="T11">. Dans le reste du monde sa découverte est récente et sa notoriété croissante. Son succès tient autant à la simplicité de ses règles qu'à sa grande richesse combinatoire et sa profondeur stratégique.</text:span></text:p>
      <text:p text:style-name="P33"><text:span text:style-name="T11">Bien que le jeu de go soit un jeu chinois, la terminologie utilisée en Occident est principalement d'origine </text:span><text:a xlink:type="simple" xlink:href="http://fr.wikipedia.org/wiki/Japonais"><text:span text:style-name="T13">japonaise</text:span></text:a><text:span text:style-name="T11">.</text:span></text:p>
      <text:p text:style-name="P6"/>
      <text:p text:style-name="P6"/>
      <text:p text:style-name="P8"/>
      <text:p text:style-name="P11"/>
      <text:p text:style-name="P32"/>
      <text:h text:style-name="Heading_20_1" text:outline-level="1"><text:bookmark-start text:name="__RefHeading__636_894511927"/>analyse fonctionnelle générale<text:bookmark-end text:name="__RefHeading__636_894511927"/></text:h>
      <text:h text:style-name="P47" text:outline-level="2"><text:bookmark-start text:name="__RefHeading__3156_894511927"/>Présentation du jeu<text:bookmark-end text:name="__RefHeading__3156_894511927"/></text:h>
      <text:h text:style-name="P49" text:outline-level="3"><text:bookmark-start text:name="__RefHeading__990_1084356629"/>Matériel<text:bookmark-end text:name="__RefHeading__990_1084356629"/></text:h>
      <text:list xml:id="list6590500574646213180" text:style-name="L1">
        <text:list-item>
          <text:p text:style-name="P53">Un plateau constitué de 9 ligne et 9 colonnes </text:p>
        </text:list-item>
        <text:list-item>
          <text:p text:style-name="P53">Des pions d’une couleur, des pions d’une autre,</text:p>
        </text:list-item>
      </text:list>
      <text:p text:style-name="P34"/>
      <text:h text:style-name="P49" text:outline-level="3"><text:bookmark-start text:name="__RefHeading__992_1084356629"/>But du jeu<text:bookmark-end text:name="__RefHeading__992_1084356629"/></text:h>
      <text:p text:style-name="P39">Capturer les pions de l’adversaire en formant des territoir.</text:p>
      <text:h text:style-name="P49" text:outline-level="3"><text:bookmark-start text:name="__RefHeading__994_1084356629"/>Déroulement<text:bookmark-end text:name="__RefHeading__994_1084356629"/></text:h>
      <text:p text:style-name="P52">Au départ</text:p>
      <text:p text:style-name="P37">Le damier est vide et le joueur qui possède les pions noir commence .</text:p>
      <text:p text:style-name="P52">Déplacements des pions</text:p>
      <text:p text:style-name="P39">Chaque joueur peu pose un pion ou il le souhaite sur le damier.</text:p>
      <text:list xml:id="list1844808914638555699" text:style-name="L2">
        <text:list-header>
          <text:p text:style-name="P57"/>
          <text:p text:style-name="P57">On ne peut pas enlever un pion déjà place ni le déplace. </text:p>
        </text:list-header>
      </text:list>
      <text:p text:style-name="P39">Il est interdit de poser deux de ses pions sur la même case.</text:p>
      <text:p text:style-name="P52">Capture des pions</text:p>
      <text:p text:style-name="P40">pour capture un ou des pion il faut les encercle avec nos propre pion tout en étant en contact directe afin de forme un territoire et de les captures <text:s/></text:p>
      <text:p text:style-name="P52">Fin de la partie</text:p>
      <text:p text:style-name="P39">La partie se fini quand il n'y a plus d espace a joue ou que un des joueurs passe deux fois son tour.</text:p>
      <text:p text:style-name="Standard"/>
      <text:h text:style-name="Heading_20_1" text:outline-level="1"><text:bookmark-start text:name="__RefHeading__638_894511927"/>sdl<text:bookmark-end text:name="__RefHeading__638_894511927"/></text:h>
      <text:h text:style-name="P48" text:outline-level="2"><text:bookmark-start text:name="__RefHeading__876_1084356629"/>Qu'est ce que la <text:s/>sdl ( simple directmedia layer )<text:bookmark-end text:name="__RefHeading__876_1084356629"/></text:h>
      <text:p text:style-name="P40">Simple DirectMedia Layer est une bibliothèque multiplate-forme de développement conçu pour fournir un accès au son, clavier, souris, joystick, et des graphiques matériel via OpenGL et Direct3D.</text:p>
      <text:h text:style-name="P48" text:outline-level="2">Utilisation de la SDL</text:h>
      <text:p text:style-name="P40">Pour ce projet nous avions la possibilité d’utilisé la SDL pour réalise ce projet même si nous aurions pus faire sans. Mais pour des raison pratique et de lisibilité nous avons tenue a utilise la SDL. Mais le principal problème était le fais que nous n avions jamais fais de SDL auparavant.donc nous avons du apprendre a l utilise et nous forme avec diffèrent tutoriel </text:p>
      <text:h text:style-name="P48" text:outline-level="2"><text:bookmark-start text:name="__RefHeading__567_1733212143"/>fonction SDL<text:bookmark-end text:name="__RefHeading__567_1733212143"/></text:h>
      <text:p text:style-name="P40">Dans notre programme il existe plusieurs fonction en rapport avec le type SDL.</text:p>
      <text:p text:style-name="P40">Par exemple il a une fonction SDL_.... qui va servi a affiche une fenêtre d'une certaine taille et cela est rendu possible par le complément SDL</text:p>
      <text:p text:style-name="P40"/>
      <text:p text:style-name="Standard"/>
      <text:p text:style-name="Standard"/>
      <text:p text:style-name="Standard"/>
      <text:p text:style-name="Standard"/>
      <text:p text:style-name="Standard"/>
      <text:p text:style-name="Standard"/>
      <text:p text:style-name="Standard"/>
      <text:h text:style-name="P48" text:outline-level="2"><text:bookmark-start text:name="__RefHeading__653_1084356629"/><text:soft-page-break/>Gestion des pions (avancement des pions et des prisonniers)<text:bookmark-end text:name="__RefHeading__653_1084356629"/></text:h>
      <text:p text:style-name="P40">Cette partie est aussi l'essentiel du programme. Il est géré :</text:p>
      <text:list xml:id="list8754850408063397314" text:style-name="L3">
        <text:list-item>
          <text:p text:style-name="P54">la validité du coup joué</text:p>
        </text:list-item>
        <text:list-item>
          <text:p text:style-name="P54">l'identité du joueur en lice et la pile de pion sélectionne</text:p>
        </text:list-item>
        <text:list-item>
          <text:p text:style-name="P54">la longueur du territoire</text:p>
        </text:list-item>
        <text:list-item>
          <text:p text:style-name="P54">le nombre de case à occupe</text:p>
        </text:list-item>
        <text:list-item>
          <text:p text:style-name="P54">un signal en cas de coup non valide</text:p>
        </text:list-item>
        <text:list-item>
          <text:p text:style-name="P54">le changement de joueur dès que le coup es validé et joué</text:p>
        </text:list-item>
      </text:list>
      <text:p text:style-name="P40">Tout d'abord, il faut définir des variables que l'on peut dire internes, dans la mesure où aucunes ne seront affichées. Elle ne serviront que pour les calculs et vérification.</text:p>
      <text:p text:style-name="P40">La suite de jeu au travers du programme se déroulera par étape.</text:p>
      <text:h text:style-name="P50" text:outline-level="3">Étape 1</text:h>
      <text:p text:style-name="P40">Le programme est conçu pour vérifier si le joueur peut joue dans une case ou pas, placer le pion dans un territoire <text:s/>(dans le cas où la case est occupée ou non jouable) et gérer les territoires pressent sur le damier.</text:p>
      <text:p text:style-name="P40">Combiner à d'autres tests logique le programme gère le ou les territoires.</text:p>
      <text:h text:style-name="P50" text:outline-level="3">Étape 2</text:h>
      <text:p text:style-name="P40">A cette étape, la programmation valide que le joueur en lice arrive bien sur ;</text:p>
      <text:list xml:id="list5459385448220117828" text:style-name="L4">
        <text:list-item>
          <text:p text:style-name="P55">une case vide</text:p>
        </text:list-item>
        <text:list-item>
          <text:p text:style-name="P55">une case occupée par l'adversaire</text:p>
        </text:list-item>
      </text:list>
      <text:p text:style-name="P56"/>
      <text:p text:style-name="P40">La structure de test est similaire à l'étape précédente. La séquence est plus courte car certaines données sont issues des tests précédents.</text:p>
      <text:h text:style-name="Heading_20_3" text:outline-level="3"><text:soft-page-break/>Étape 3</text:h>
      <text:p text:style-name="P40">Dans la mesure où le choix du joueur respecte les règles, le coup sera joue et la partie continuera et si il y a capture alors les pions seront sorti du jeu et comptabilise</text:p>
      <text:h text:style-name="Heading_20_1" text:outline-level="1"><text:bookmark-start text:name="__RefHeading__1591_2141699805"/>CONCLUSION<text:bookmark-end text:name="__RefHeading__1591_2141699805"/></text:h>
      <text:p text:style-name="Standard">La volonté de réaliser le programme en 5 grandes fonctions (architecture du programme) permet de traiter sans interaction les demandes spécifiques du jeu. </text:p>
      <text:p text:style-name="Standard">Chaque partie est conçus de manière la plus courte possible afin de conserver une vitesse d’exécution optimale. Dans ce programme « simple », la différence ne sera pas vraiment perceptible. <text:s/></text:p>
      <text:p text:style-name="Standard">Le découpage permets aussi, lors de test d'identifier les manquement au fonctionnement du jeu voire au règle du jeu. </text:p>
      <text:p text:style-name="Standard">La volonté d'avoir un programme ne permet probablement pas de gérer de manière exhaustive tous les cas possible d'incident.</text:p>
      <text:p text:style-name="Standard"/>
      <text:p text:style-name="Standard"/>
      <text:h text:style-name="Heading_20_1" text:outline-level="1"><text:bookmark-start text:name="__RefHeading__3160_894511927"/>Annexe<text:bookmark-end text:name="__RefHeading__3160_894511927"/></text:h>
      <text:p text:style-name="Standard">Règle du jeu §3 <text:s/>source Wikipédia <text:s/></text:p>
      <text:p text:style-name="Standard">http://fr.wikipedia.org/wiki/Pulu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Verdana" svg:font-family="Verdana, Verdana"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mercialScript BT" svg:font-family="'CommercialScript BT'"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apfChancery" svg:font-family="ZapfChancery, 'Monotype Corsi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Arial" fo:font-size="12pt" fo:language="fr" fo:country="FR" fo:font-style="italic" style:font-name-asian="Times New Roman" style:font-size-asian="12pt" style:font-style-asian="italic"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fo:text-align="center" style:justify-single-word="false" style:text-autospace="none" style:punctuation-wrap="simple" style:vertical-align="baseline"/>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100%" fo:margin-left="2.501cm" fo:margin-right="0cm" fo:margin-top="0cm" fo:margin-bottom="0cm" fo:text-align="start" style:justify-single-word="false" fo:text-indent="0cm" style:auto-text-indent="false"/>
      <style:text-properties style:font-name="Arial" style:font-name-complex="Arial"/>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cm" fo:margin-bottom="0.423cm" fo:text-align="start" style:justify-single-word="false" fo:keep-together="always" fo:text-indent="-0.76cm" style:auto-text-indent="false" fo:break-before="page" fo:padding-left="0cm" fo:padding-right="0cm" fo:padding-top="0cm" fo:padding-bottom="0.035cm" fo:border-left="none" fo:border-right="none" fo:border-top="none" fo:border-bottom="0.018cm solid #000000" fo:keep-with-next="always"/>
      <style:text-properties fo:text-transform="uppercase" fo:color="#0000ff" style:font-name="Garamond" fo:font-size="16pt" fo:language="fr" fo:country="CH" fo:font-weight="bold" style:font-size-asian="16pt" style:font-weight-asian="bold" style:font-name-complex="Garamond"/>
    </style:style>
    <style:style style:name="Heading_20_2" style:display-name="Heading 2" style:family="paragraph" style:parent-style-name="Standard" style:next-style-name="Standard" style:default-outline-level="2" style:class="text">
      <style:paragraph-properties fo:margin-top="0.499cm" fo:margin-bottom="0cm" fo:text-align="start" style:justify-single-word="false">
        <style:tab-stops>
          <style:tab-stop style:position="1.752cm"/>
          <style:tab-stop style:position="21.504cm"/>
        </style:tab-stops>
      </style:paragraph-properties>
      <style:text-properties fo:text-transform="uppercase" fo:color="#3366ff" style:font-name="Arial" fo:font-size="14pt" fo:language="fr" fo:country="CH" fo:font-weight="bold" style:font-size-asian="14pt" style:font-weight-asian="bold" style:font-name-complex="Arial"/>
    </style:style>
    <style:style style:name="Heading_20_3" style:display-name="Heading 3" style:family="paragraph" style:parent-style-name="Heading_20_2" style:next-style-name="Standard" style:default-outline-level="3" style:class="text">
      <style:paragraph-properties fo:margin-top="0.423cm" fo:margin-bottom="0cm">
        <style:tab-stops>
          <style:tab-stop style:position="21.504cm"/>
        </style:tab-stops>
      </style:paragraph-properties>
      <style:text-properties fo:font-variant="normal" fo:text-transform="none" fo:color="#333399" style:font-name-complex="Tahoma"/>
    </style:style>
    <style:style style:name="Heading_20_4" style:display-name="Heading 4" style:family="paragraph" style:parent-style-name="Heading_20_3" style:next-style-name="Standard" style:default-outline-level="4" style:class="text">
      <style:paragraph-properties fo:keep-with-next="always">
        <style:tab-stops>
          <style:tab-stop style:position="3.3cm"/>
          <style:tab-stop style:position="21.504cm"/>
        </style:tab-stops>
      </style:paragraph-properties>
      <style:text-properties fo:color="#333333" fo:font-size="12pt" style:font-size-asian="12pt"/>
    </style:style>
    <style:style style:name="Heading_20_5" style:display-name="Heading 5" style:family="paragraph" style:parent-style-name="Heading_20_4" style:next-style-name="Standard" style:default-outline-level="5" style:class="text">
      <style:paragraph-properties>
        <style:tab-stops>
          <style:tab-stop style:position="3.701cm"/>
          <style:tab-stop style:position="21.504cm"/>
        </style:tab-stops>
      </style:paragraph-properties>
    </style:style>
    <style:style style:name="Heading_20_6" style:display-name="Heading 6" style:family="paragraph" style:parent-style-name="Heading_20_5" style:next-style-name="Standard" style:default-outline-level="6" style:class="text">
      <style:paragraph-properties>
        <style:tab-stops>
          <style:tab-stop style:position="4.001cm"/>
          <style:tab-stop style:position="21.504cm"/>
        </style:tab-stops>
      </style:paragraph-properties>
    </style:style>
    <style:style style:name="Heading_20_7" style:display-name="Heading 7" style:family="paragraph" style:parent-style-name="Standard" style:next-style-name="Standard" style:default-outline-level="7" style:class="text">
      <style:text-properties fo:color="#808080" style:font-name="Times" fo:font-size="10pt" fo:font-style="normal" style:font-size-asian="10pt" style:font-style-asian="normal" style:font-name-complex="Times"/>
    </style:style>
    <style:style style:name="Heading_20_8" style:display-name="Heading 8" style:family="paragraph" style:parent-style-name="Standard" style:next-style-name="Standard" style:default-outline-level="8" style:class="text">
      <style:text-properties fo:color="#808080" style:font-name="Times" fo:font-size="10pt" fo:font-style="normal" style:font-size-asian="10pt" style:font-style-asian="normal" style:font-name-complex="Times"/>
    </style:style>
    <style:style style:name="Heading_20_9" style:display-name="Heading 9" style:family="paragraph" style:parent-style-name="Standard" style:next-style-name="Standard" style:default-outline-level="9" style:class="text">
      <style:text-properties fo:color="#808080" style:font-name="Times" fo:font-size="10pt" fo:font-style="normal" style:font-size-asian="10pt" style:font-style-asian="normal" style:font-name-complex="Times"/>
    </style:style>
    <style:style style:name="Footer" style:family="paragraph" style:parent-style-name="Standard" style:class="extra">
      <style:paragraph-properties fo:margin-top="0.106cm" fo:margin-bottom="0.106cm" fo:text-align="center" style:justify-single-word="false"/>
      <style:text-properties fo:font-size="8pt" style:font-size-asian="8pt"/>
    </style:style>
    <style:style style:name="Header" style:family="paragraph" style:parent-style-name="Standard" style:class="extra">
      <style:text-properties fo:font-size="9pt" style:font-size-asian="9pt"/>
    </style:style>
    <style:style style:name="Nota" style:family="paragraph" style:parent-style-name="Standard">
      <style:paragraph-properties fo:margin="100%" fo:margin-left="3cm" fo:margin-right="0cm" fo:margin-top="0.353cm" fo:margin-bottom="0.176cm" fo:text-indent="-1.251cm" style:auto-text-indent="false">
        <style:tab-stops>
          <style:tab-stop style:position="2.501cm"/>
          <style:tab-stop style:position="12.753cm"/>
        </style:tab-stops>
      </style:paragraph-properties>
      <style:text-properties fo:font-weight="bold" style:font-weight-asian="bold"/>
    </style:style>
    <style:style style:name="sommaire" style:family="paragraph" style:parent-style-name="Standard">
      <style:paragraph-properties fo:text-align="center" style:justify-single-word="false" fo:break-before="page" fo:padding-left="0cm" fo:padding-right="0cm" fo:padding-top="0cm" fo:padding-bottom="0.071cm" fo:border-left="none" fo:border-right="none" fo:border-top="none" fo:border-bottom="0.018cm solid #000000"/>
      <style:text-properties fo:color="#0000ff" fo:font-size="16pt" fo:font-weight="bold" style:font-size-asian="16pt" style:font-weight-asian="bold"/>
    </style:style>
    <style:style style:name="Nom_20_du_20_projet" style:display-name="Nom du projet" style:family="paragraph" style:parent-style-name="Standard">
      <style:paragraph-properties fo:margin-top="2.54cm" fo:margin-bottom="0.212cm" fo:text-align="center" style:justify-single-word="false"/>
      <style:text-properties fo:font-size="16pt" fo:font-weight="bold" style:font-size-asian="16pt" style:font-weight-asian="bold"/>
    </style:style>
    <style:style style:name="Nom_20_du_20_document" style:display-name="Nom du document" style:family="paragraph" style:parent-style-name="Standard">
      <style:paragraph-properties fo:margin="100%" fo:margin-left="3cm" fo:margin-right="2.501cm" fo:margin-top="0cm" fo:margin-bottom="0cm" fo:text-align="center" style:justify-single-word="false" fo:text-indent="0cm" style:auto-text-indent="false"/>
      <style:text-properties fo:color="#333399" fo:font-size="24pt" fo:font-weight="bold" style:font-size-asian="24pt" style:font-weight-asian="bold"/>
    </style:style>
    <style:style style:name="Contents_20_1" style:display-name="Contents 1" style:family="paragraph" style:parent-style-name="Standard" style:class="index">
      <style:paragraph-properties fo:margin-top="0.212cm" fo:margin-bottom="0.212cm" fo:text-align="start" style:justify-single-word="false"/>
      <style:text-properties fo:text-transform="uppercase" fo:font-size="10pt" fo:font-weight="bold" style:font-size-asian="10pt" style:font-weight-asian="bold"/>
    </style:style>
    <style:style style:name="Contents_20_2" style:display-name="Contents 2" style:family="paragraph" style:parent-style-name="Contents_20_1" style:class="index">
      <style:paragraph-properties fo:margin="100%" fo:margin-left="0.423cm" fo:margin-right="0cm" fo:margin-top="0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Contents_20_1" style:class="index">
      <style:paragraph-properties fo:margin="100%" fo:margin-left="0.847cm" fo:margin-right="0cm" fo:margin-top="0cm" fo:margin-bottom="0cm" fo:text-indent="0cm" style:auto-text-indent="false"/>
      <style:text-properties fo:font-variant="normal" fo:text-transform="none" fo:font-style="normal" fo:font-weight="normal" style:font-style-asian="normal" style:font-weight-asian="normal"/>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font-size-asian="9pt"/>
    </style:style>
    <style:style style:name="_32_ème_20_retrait_20_titre_20_2" style:display-name="2ème retrait titre 2" style:family="paragraph" style:parent-style-name="Standard">
      <style:paragraph-properties fo:margin-top="0.106cm" fo:margin-bottom="0.212cm"/>
    </style:style>
    <style:style style:name="_32_ème_20_retrait_20_titre_20_3" style:display-name="2ème retrait titre 3" style:family="paragraph" style:parent-style-name="Standard">
      <style:paragraph-properties fo:margin="100%" fo:margin-left="3.501cm" fo:margin-right="0cm" fo:margin-top="0.106cm" fo:margin-bottom="0.106cm" fo:text-indent="-0.501cm" style:auto-text-indent="false"/>
    </style:style>
    <style:style style:name="Normal_20_centré" style:display-name="Normal centré" style:family="paragraph" style:parent-style-name="Standard">
      <style:paragraph-properties fo:margin="100%" fo:margin-left="0.064cm" fo:margin-right="0.064cm" fo:margin-top="0cm" fo:margin-bottom="0cm" fo:text-align="start" style:justify-single-word="false" fo:text-indent="0cm" style:auto-text-indent="false"/>
      <style:text-properties fo:font-size="8pt" style:font-size-asian="8pt"/>
    </style:style>
    <style:style style:name="A_20_l_27_attention_20_de_20_Monsieur" style:display-name="A l'attention de Monsieur" style:family="paragraph" style:parent-style-name="Standard">
      <style:paragraph-properties fo:margin-top="3.528cm" fo:margin-bottom="0.212cm">
        <style:tab-stops>
          <style:tab-stop style:position="12.252cm"/>
        </style:tab-stops>
      </style:paragraph-properties>
      <style:text-properties fo:font-weight="bold" style:font-weight-asian="bold"/>
    </style:style>
    <style:style style:name="Tab_5f_évolution" style:display-name="Tab_évolution" style:family="paragraph" style:parent-style-name="Standard">
      <style:paragraph-properties fo:text-align="center" style:justify-single-word="false" fo:orphans="0" fo:widows="0"/>
    </style:style>
    <style:style style:name="Coût" style:family="paragraph" style:parent-style-name="Standard">
      <style:paragraph-properties fo:margin="100%" fo:margin-left="0.501cm" fo:margin-right="0cm" fo:margin-top="0.212cm" fo:margin-bottom="0.212cm" fo:orphans="0" fo:widows="0" fo:text-indent="0cm" style:auto-text-indent="false">
        <style:tab-stops>
          <style:tab-stop style:position="16.002cm" style:type="right" style:leader-style="dotted" style:leader-text="."/>
        </style:tab-stops>
      </style:paragraph-properties>
      <style:text-properties fo:font-weight="bold" style:font-weight-asian="bold"/>
    </style:style>
    <style:style style:name="Référence" style:family="paragraph" style:parent-style-name="Standard">
      <style:paragraph-properties>
        <style:tab-stops>
          <style:tab-stop style:position="1.752cm"/>
          <style:tab-stop style:position="2.251cm"/>
          <style:tab-stop style:position="9.753cm"/>
          <style:tab-stop style:position="12.502cm"/>
          <style:tab-stop style:position="13.003cm" style:type="center"/>
        </style:tab-stops>
      </style:paragraph-properties>
      <style:text-properties style:font-name="Monotype Corsiva" style:font-name-complex="Monotype Corsiva"/>
    </style:style>
    <style:style style:name="V_2f_Réf" style:display-name="V/Réf" style:family="paragraph" style:parent-style-name="Standard" style:next-style-name="Standard"/>
    <style:style style:name="Liste_20_1_20_à_20_puce" style:display-name="Liste 1 à puce" style:family="paragraph" style:parent-style-name="Standard" style:list-style-name="WW8StyleNum">
      <style:paragraph-properties fo:margin="100%" fo:margin-left="2.501cm" fo:margin-right="0cm" fo:margin-top="0.212cm" fo:margin-bottom="0.106cm" fo:orphans="0" fo:widows="0" fo:text-indent="-0.501cm" style:auto-text-indent="false"/>
    </style:style>
    <style:style style:name="Coût_20_Global" style:display-name="Coût Global" style:family="paragraph" style:parent-style-name="Coût">
      <style:paragraph-properties fo:padding="0.035cm" fo:border="0.035cm solid #000000"/>
      <style:text-properties fo:text-transform="uppercase"/>
    </style:style>
    <style:style style:name="Liste_20_1" style:display-name="Liste 1" style:family="paragraph" style:parent-style-name="Standard">
      <style:paragraph-properties fo:margin="100%" fo:margin-left="2cm" fo:margin-right="0cm" fo:margin-top="0.212cm" fo:margin-bottom="0.212cm" fo:orphans="0" fo:widows="0" fo:text-indent="0cm" style:auto-text-indent="false"/>
    </style:style>
    <style:style style:name="Text_20_body_20_indent" style:display-name="Text body indent" style:family="paragraph" style:parent-style-name="Standard" style:class="text" style:master-page-name="">
      <style:paragraph-properties fo:margin="100%" fo:margin-left="0.635cm" fo:margin-right="0cm" fo:margin-top="0cm" fo:margin-bottom="0cm" fo:text-indent="0cm" style:auto-text-indent="false" style:page-number="auto" fo:background-color="transparent" style:shadow="none" style:text-autospace="none">
        <style:tab-stops/>
        <style:background-image/>
      </style:paragraph-properties>
      <style:text-properties style:font-name="Arial1" fo:font-size="12pt" fo:font-style="normal" style:font-size-asian="10pt" style:font-name-complex="Tahoma"/>
    </style:style>
    <style:style style:name="Text" style:family="paragraph" style:parent-style-name="Standard" style:class="extra">
      <style:paragraph-properties fo:margin-top="0.212cm" fo:margin-bottom="0.198cm" fo:line-height="120%" style:text-autospace="none" style:punctuation-wrap="simple" style:vertical-align="baseline"/>
      <style:text-properties style:font-name="Arial" fo:font-size="11pt" fo:letter-spacing="0.018cm" fo:language="fr" fo:country="CH" style:font-size-asian="11pt" style:font-name-complex="Arial"/>
    </style:style>
    <style:style style:name="Normal_20__28_Web_29_" style:display-name="Normal (Web)" style:family="paragraph" style:parent-style-name="Standard">
      <style:paragraph-properties fo:margin-top="0.176cm" fo:margin-bottom="0.176cm" fo:text-align="start" style:justify-single-word="false"/>
      <style:text-properties style:font-size-complex="12pt"/>
    </style:style>
    <style:style style:name="Retrait_20_corps_20_de_20_texte_20_2" style:display-name="Retrait corps de texte 2" style:family="paragraph" style:parent-style-name="Standard">
      <style:paragraph-properties fo:margin="100%" fo:margin-left="6.35cm" fo:margin-right="0cm" fo:margin-top="0cm" fo:margin-bottom="0cm" fo:text-indent="-6.35cm" style:auto-text-indent="false"/>
      <style:text-properties style:font-size-complex="12pt"/>
    </style:style>
    <style:style style:name="Retrait_20_corps_20_de_20_texte_20_3" style:display-name="Retrait corps de texte 3" style:family="paragraph" style:parent-style-name="Standard">
      <style:paragraph-properties fo:margin="100%" fo:margin-left="0.501cm" fo:margin-right="0cm" fo:margin-top="0cm" fo:margin-bottom="0cm" fo:text-align="center" style:justify-single-word="false" fo:text-indent="0cm" style:auto-text-indent="false"/>
    </style:style>
    <style:style style:name="listerem" style:family="paragraph" style:parent-style-name="Liste_20_1">
      <style:paragraph-properties fo:margin="100%" fo:margin-left="0cm" fo:margin-right="0cm" fo:margin-top="0cm" fo:margin-bottom="0cm" fo:text-indent="0cm" style:auto-text-indent="false"/>
      <style:text-properties fo:font-size="10pt" fo:font-style="normal" fo:font-weight="bold" style:font-size-asian="10pt" style:font-style-asian="normal" style:font-weight-asian="bold"/>
    </style:style>
    <style:style style:name="font5" style:family="paragraph" style:parent-style-name="Standard">
      <style:paragraph-properties fo:margin-top="0.176cm" fo:margin-bottom="0.176cm" fo:text-align="start" style:justify-single-word="false"/>
      <style:text-properties style:font-name="Arial" fo:font-size="16pt" style:font-size-asian="16pt" style:font-name-complex="Arial" style:font-size-complex="16pt"/>
    </style:style>
    <style:style style:name="Corps_20_de_20_texte_20_2" style:display-name="Corps de texte 2" style:family="paragraph" style:parent-style-name="Standard">
      <style:text-properties style:font-name="CommercialScript BT" fo:font-size="16pt" style:font-size-asian="16pt" style:font-name-complex="CommercialScript BT"/>
    </style:style>
    <style:style style:name="norman_20_MAJ" style:display-name="norman MAJ" style:family="paragraph" style:parent-style-name="Standard" style:next-style-name="Standard">
      <style:text-properties style:font-name="ZapfChancery" fo:language="fr" fo:country="CH" style:font-name-complex="ZapfChancery"/>
    </style:style>
    <style:style style:name="Citation_20_intense" style:display-name="Citation intense" style:family="paragraph" style:parent-style-name="Standard" style:next-style-name="Standard">
      <style:paragraph-properties fo:margin="100%" fo:margin-left="1.651cm" fo:margin-right="1.651cm" fo:margin-top="0.353cm" fo:margin-bottom="0.494cm" fo:text-indent="0cm" style:auto-text-indent="false" fo:padding-left="0cm" fo:padding-right="0cm" fo:padding-top="0cm" fo:padding-bottom="0.141cm" fo:border-left="none" fo:border-right="none" fo:border-top="none" fo:border-bottom="0.018cm solid #ffff00"/>
      <style:text-properties fo:color="#4f81bd" fo:font-style="normal" fo:font-weight="bold" style:font-style-asian="normal"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Texte_20_de_20_bulles" style:display-name="Texte de bulles"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fo:background-color="transparent" style:shadow="none" text:number-lines="false" text:line-number="0">
        <style:tab-stops>
          <style:tab-stop style:position="9.463cm" style:type="center"/>
          <style:tab-stop style:position="18.928cm" style:type="right"/>
        </style:tab-stops>
        <style:background-image/>
      </style:paragraph-properties>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NSimSun" style:font-size-asian="10pt" style:font-name-complex="Courier New" style:font-size-complex="10pt"/>
    </style:style>
    <style:style style:name="WW8Num2z0" style:family="text">
      <style:text-properties style:font-name="Symbol" style:font-name-complex="Symbo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St1z0"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Variable_20_HTML" style:display-name="Variable HTML" style:family="text" style:parent-style-name="Police_20_par_20_défaut">
      <style:text-properties fo:font-style="italic" style:font-style-asian="italic" style:font-style-complex="italic"/>
    </style:style>
    <style:style style:name="Strong_20_Emphasis" style:display-name="Strong Emphasis" style:family="text" style:parent-style-name="Variable_20_HTML">
      <style:text-properties fo:font-weight="bold" style:font-weight-asian="bold" style:font-weight-complex="bold"/>
    </style:style>
    <style:style style:name="poly11" style:family="text" style:parent-style-name="Police_20_par_20_défaut">
      <style:text-properties fo:color="#ffffff" style:font-name="Arial" fo:font-size="30pt" fo:font-weight="bold" style:font-size-asian="30pt" style:font-weight-asian="bold" style:font-name-complex="Arial" style:font-size-complex="30pt" style:font-weight-complex="bold"/>
    </style:style>
    <style:style style:name="poly21" style:family="text" style:parent-style-name="Police_20_par_20_défaut">
      <style:text-properties fo:color="#ffffff" style:font-name="Arial" fo:font-size="17pt" style:font-size-asian="17pt" style:font-name-complex="Arial" style:font-size-complex="17pt"/>
    </style:style>
    <style:style style:name="poly31" style:family="text" style:parent-style-name="Police_20_par_20_défaut">
      <style:text-properties fo:color="#ffffff" style:font-name="Arial" fo:font-size="11.5pt" style:font-size-asian="11.5pt" style:font-name-complex="Arial" style:font-size-complex="11.5pt"/>
    </style:style>
    <style:style style:name="Citation_20_intense_20_Car" style:display-name="Citation intense Car" style:family="text" style:parent-style-name="Police_20_par_20_défaut">
      <style:text-properties fo:color="#4f81bd" style:font-name="Monotype Corsiva" fo:font-size="12pt" fo:font-weight="bold" style:font-size-asian="12pt" style:font-weight-asian="bold" style:font-name-complex="Monotype Corsiva" style:font-style-complex="italic" style:font-weight-complex="bold"/>
    </style:style>
    <style:style style:name="Emphase_20_intense" style:display-name="Emphase intense" style:family="text" style:parent-style-name="Police_20_par_20_défaut">
      <style:text-properties fo:color="#4f81bd" style:font-name="Monotype Corsiva" fo:font-size="18pt" fo:language="fr" fo:country="FR" fo:font-style="italic" fo:font-weight="bold" style:font-size-asian="18pt" style:font-style-asian="italic" style:font-weight-asian="bold" style:font-name-complex="Monotype Corsiva" style:font-style-complex="italic" style:font-weight-complex="bold"/>
    </style:style>
    <style:style style:name="Emphasis" style:family="text" style:parent-style-name="Police_20_par_20_défaut">
      <style:text-properties style:font-name="Arial" fo:font-size="12pt" fo:font-style="italic" style:font-size-asian="12pt" style:font-style-asian="italic" style:font-name-complex="Arial" style:font-style-complex="italic"/>
    </style:style>
    <style:style style:name="Pied_20_de_20_page_20_Car" style:display-name="Pied de page Car" style:family="text" style:parent-style-name="Police_20_par_20_défaut">
      <style:text-properties style:font-name="Arial" fo:font-size="8pt" fo:font-style="italic" style:font-size-asian="8pt" style:font-style-asian="italic" style:font-name-complex="Arial"/>
    </style:style>
    <style:style style:name="Texte_20_de_20_bulles_20_Car" style:display-name="Texte de bulles Car" style:family="text" style:parent-style-name="Police_20_par_20_défaut">
      <style:text-properties style:font-name="Tahoma" fo:font-size="8pt" fo:font-style="italic" style:font-size-asian="8pt" style:font-style-asian="italic" style:font-name-complex="Tahoma" style:font-size-complex="8pt"/>
    </style:style>
    <style:style style:name="En-tête_20_Car" style:display-name="En-tête Car" style:family="text" style:parent-style-name="Police_20_par_20_défaut">
      <style:text-properties style:font-name="Arial" fo:font-size="9pt" fo:font-style="italic" style:font-size-asian="9pt" style:font-style-asian="italic" style:font-name-complex="Ari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20.004cm" fo:margin-left="-1.501cm" table:align="left" style:writing-mode="lr-tb"/>
    </style:style>
    <style:style style:name="Table2.A" style:family="table-column">
      <style:table-column-properties style:column-width="11.003cm"/>
    </style:style>
    <style:style style:name="Table2.B" style:family="table-column">
      <style:table-column-properties style:column-width="9.001cm"/>
    </style:style>
    <style:style style:name="Table2.1" style:family="table-row">
      <style:table-row-properties style:min-row-height="2.258cm" style:keep-together="true" fo:keep-together="auto"/>
    </style:style>
    <style:style style:name="Table2.A1" style:family="table-cell">
      <style:table-cell-properties style:vertical-align="bottom" fo:padding-left="0.123cm" fo:padding-right="0.123cm" fo:padding-top="0cm" fo:padding-bottom="0cm" fo:border="none" style:writing-mode="lr-tb"/>
    </style:style>
    <style:style style:name="Table2.B1" style:family="table-cell">
      <style:table-cell-properties style:vertical-align="middle" fo:padding-left="0.123cm" fo:padding-right="0.123cm" fo:padding-top="0cm" fo:padding-bottom="0cm" fo:border="none" style:writing-mode="lr-tb"/>
    </style:style>
    <style:style style:name="Table3" style:family="table">
      <style:table-properties style:width="17.002cm" fo:margin-left="0.501cm" table:align="left" style:writing-mode="lr-tb"/>
    </style:style>
    <style:style style:name="Table3.A" style:family="table-column">
      <style:table-column-properties style:column-width="3.251cm"/>
    </style:style>
    <style:style style:name="Table3.B" style:family="table-column">
      <style:table-column-properties style:column-width="7.751cm"/>
    </style:style>
    <style:style style:name="Table3.C" style:family="table-column">
      <style:table-column-properties style:column-width="6.001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5" style:family="table">
      <style:table-properties style:width="17.514cm" fo:margin-left="-0.012cm" fo:margin-right="-0.002cm" table:align="margins" style:writing-mode="lr-tb"/>
    </style:style>
    <style:style style:name="Table5.A" style:family="table-column">
      <style:table-column-properties style:column-width="4.63cm" style:rel-column-width="17325*"/>
    </style:style>
    <style:style style:name="Table5.B" style:family="table-column">
      <style:table-column-properties style:column-width="6.911cm" style:rel-column-width="25860*"/>
    </style:style>
    <style:style style:name="Table5.C" style:family="table-column">
      <style:table-column-properties style:column-width="5.973cm" style:rel-column-width="22350*"/>
    </style:style>
    <style:style style:name="Table5.1" style:family="table-row">
      <style:table-row-properties style:min-row-height="1.669cm" style:keep-together="true" fo:keep-together="auto"/>
    </style:style>
    <style:style style:name="Table5.A1" style:family="table-cell">
      <style:table-cell-properties style:vertical-align="top" fo:padding="0cm" fo:border="none" style:writing-mode="lr-tb"/>
    </style:style>
    <style:style style:name="Table7" style:family="table">
      <style:table-properties style:width="17.253cm" fo:margin-left="0.501cm" table:align="left" style:writing-mode="lr-tb"/>
    </style:style>
    <style:style style:name="Table7.A" style:family="table-column">
      <style:table-column-properties style:column-width="3.251cm"/>
    </style:style>
    <style:style style:name="Table7.B" style:family="table-column">
      <style:table-column-properties style:column-width="7.751cm"/>
    </style:style>
    <style:style style:name="Table7.C" style:family="table-column">
      <style:table-column-properties style:column-width="6.251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MP1" style:family="paragraph" style:parent-style-name="Standard">
      <style:paragraph-properties fo:text-align="start" style:justify-single-word="false">
        <style:tab-stops>
          <style:tab-stop style:position="18.253cm" style:type="right"/>
        </style:tab-stops>
      </style:paragraph-properties>
      <style:text-properties fo:font-size="2pt" fo:font-weight="bold" style:font-size-asian="2pt" style:font-weight-asian="bold"/>
    </style:style>
    <style:style style:name="MP2" style:family="paragraph" style:parent-style-name="Footer">
      <style:paragraph-properties fo:margin-top="0.106cm" fo:margin-bottom="0.847cm" fo:text-align="justify" style:justify-single-word="false">
        <style:tab-stops>
          <style:tab-stop style:position="18.501cm" style:type="right"/>
        </style:tab-stops>
      </style:paragraph-properties>
    </style:style>
    <style:style style:name="MP3" style:family="paragraph" style:parent-style-name="Footer">
      <style:paragraph-properties fo:margin-left="-1.752cm" fo:margin-right="-1.002cm" fo:text-indent="0cm" style:auto-text-indent="false"/>
    </style:style>
    <style:style style:name="MP4" style:family="paragraph" style:parent-style-name="Footer">
      <style:paragraph-properties fo:text-align="start" style:justify-single-word="false"/>
      <style:text-properties fo:font-size="10pt" style:font-size-asian="10pt"/>
    </style:style>
    <style:style style:name="MP5" style:family="paragraph" style:parent-style-name="Footer">
      <style:paragraph-properties fo:text-align="end" style:justify-single-word="false"/>
    </style:style>
    <style:style style:name="MP6" style:family="paragraph" style:parent-style-name="Footer">
      <style:paragraph-properties fo:text-align="end" style:justify-single-word="false"/>
      <style:text-properties fo:font-size="10pt" style:font-size-asian="10pt"/>
    </style:style>
    <style:style style:name="MP7" style:family="paragraph" style:parent-style-name="Footer">
      <style:paragraph-properties fo:margin-left="-0.123cm" fo:margin-right="0cm" fo:orphans="2" fo:widows="2" fo:text-indent="0cm" style:auto-text-indent="false" style:border-line-width-top="0.002cm 0.088cm 0.088cm" fo:padding="0.049cm" fo:border-left="none" fo:border-right="none" fo:border-top="0.178cm double #008000" fo:border-bottom="none" style:shadow="none" style:snap-to-layout-grid="false" style:writing-mode="lr-tb"/>
      <style:text-properties style:use-window-font-color="true" style:font-name="Arial" fo:font-size="10pt" fo:language="fr" fo:country="FR" fo:font-style="italic" style:font-name-asian="Times New Roman" style:font-size-asian="10pt" style:font-style-asian="italic" style:font-name-complex="Arial" style:font-size-complex="10pt" style:language-complex="ar" style:country-complex="SA"/>
    </style:style>
    <style:style style:name="MP8" style:family="paragraph" style:parent-style-name="Footer">
      <style:paragraph-properties fo:margin-left="-0.123cm" fo:margin-right="-0.005cm" fo:text-indent="0cm" style:auto-text-indent="false" style:border-line-width-top="0.002cm 0.088cm 0.088cm" fo:padding="0.049cm" fo:border-left="none" fo:border-right="none" fo:border-top="0.178cm double #008000" fo:border-bottom="none" style:shadow="none" style:snap-to-layout-grid="false"/>
      <style:text-properties fo:color="#000000" fo:font-size="10pt" style:font-size-asian="10pt" style:font-name-complex="Arial"/>
    </style:style>
    <style:style style:name="MP9" style:family="paragraph" style:parent-style-name="Header">
      <style:paragraph-properties style:shadow="none"/>
    </style:style>
    <style:style style:name="MP10" style:family="paragraph" style:parent-style-name="Footer" style:master-page-name="">
      <style:paragraph-properties style:page-number="auto" style:border-line-width-top="0.088cm 0.035cm 0.035cm" fo:padding="0cm" fo:border-left="none" fo:border-right="none" fo:border-top="0.158cm double #008000" fo:border-bottom="none" style:shadow="none">
        <style:tab-stops/>
      </style:paragraph-properties>
    </style:style>
    <style:style style:name="MP11" style:family="paragraph" style:parent-style-name="Footer">
      <style:paragraph-properties fo:text-align="start" style:justify-single-word="false" style:snap-to-layout-grid="false"/>
      <style:text-properties fo:font-size="10pt" style:font-size-asian="10pt"/>
    </style:style>
    <style:style style:name="MP12" style:family="paragraph" style:parent-style-name="Footer">
      <style:paragraph-properties fo:margin-left="-0.123cm" fo:margin-right="0cm" fo:text-indent="0cm" style:auto-text-indent="false" style:snap-to-layout-grid="false"/>
      <style:text-properties fo:font-size="10pt" style:font-size-asian="10pt"/>
    </style:style>
    <style:style style:name="MP13" style:family="paragraph" style:parent-style-name="Footer">
      <style:paragraph-properties fo:margin-left="1.125cm" fo:margin-right="0cm" fo:text-align="end" style:justify-single-word="false" fo:text-indent="0cm" style:auto-text-indent="false" style:snap-to-layout-grid="false"/>
      <style:text-properties fo:font-size="10pt" style:font-size-asian="10pt"/>
    </style:style>
    <style:style style:name="MT1" style:family="text">
      <style:text-properties fo:font-size="10pt" style:font-size-asian="10pt"/>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2cm" fo:margin-bottom="0.7cm" fo:margin-left="0.834cm" fo:margin-right="1.238cm" fo:border="0.178cm double #008000" style:border-line-width="0.002cm 0.088cm 0.088cm" fo:padding="0.049cm" style:shadow="none" fo:background-color="transparent"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0cm" fo:margin-bottom="0.635cm" fo:margin-left="0.635cm" fo:margin-right="0.635cm" fo:border="0.176cm solid #808000" fo:padding-top="0cm" fo:padding-bottom="1.154cm" fo:padding-left="1.154cm" fo:padding-right="0.654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191cm" fo:margin-bottom="1.75cm" fo:margin-left="1.501cm" fo:margin-right="2cm"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4.001cm" fo:margin-bottom="3.002cm" fo:margin-left="1.501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4" text:anchor-type="paragraph" svg:x="1.291cm" svg:y="0.025cm" svg:width="5.715cm" svg:height="2.533cm" draw:z-index="0"><draw:image xlink:href="Pictures/10000201000000D800000057FEFAA0BB.png" xlink:type="simple" xlink:show="embed" xlink:actuate="onLoad"/></draw:frame> <text:s text:c="8"/></text:p>
            </table:table-cell>
            <table:table-cell table:style-name="Table2.B1" office:value-type="string">
              <text:p text:style-name="Header_20_right"/>
              <text:p text:style-name="Header_20_right"/>
            </table:table-cell>
          </table:table-row>
        </table:table>
        <text:p text:style-name="MP2"/>
      </style:header>
      <style:footer>
        <text:p text:style-name="MP3"/>
        <text:p text:style-name="MP3"/>
      </style:footer>
    </style:master-page>
    <style:master-page style:name="First_20_Page" style:display-name="First Page" style:page-layout-name="Mpm2" style:next-style-name="Standard">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draw:frame draw:style-name="Mfr2" draw:name="graphics1" text:anchor-type="as-char" svg:width="1.988cm" svg:height="1.312cm" draw:z-index="0"><draw:image xlink:href="Pictures/100000000000009700000064582866F4.png" xlink:type="simple" xlink:show="embed" xlink:actuate="onLoad"/></draw:frame></text:p>
            </table:table-cell>
            <table:table-cell table:style-name="Table3.A1" office:value-type="string">
              <text:p text:style-name="Footer">RENAULT V I <text:s text:c="2"/>Etablissement de Saint OUEN L’AUMONE</text:p>
              <text:p text:style-name="Footer"><text:description/></text:p>
              <text:p text:style-name="Footer">NOTE TECHNIQUE</text:p>
            </table:table-cell>
            <table:table-cell table:style-name="Table3.A1" office:value-type="string">
              <text:p text:style-name="MP5"><text:span text:style-name="MT1">Devis </text:span><text:span text:style-name="MT1"><text:file-name text:display="name-and-extension">rapport projet GO Raphael CAMIZULI.odt</text:file-name></text:span></text:p>
              <text:p text:style-name="MP6">Version : A(00)</text:p>
            </table:table-cell>
          </table:table-row>
        </table:table>
        <text:p text:style-name="Header"/>
      </style:header>
      <style:footer>
        <text:p text:style-name="Footer"><text:span text:style-name="Page_20_Number"/></text:p>
      </style:footer>
    </style:master-page>
    <style:master-page style:name="Convert_20_1" style:display-name="Convert 1" style:page-layout-name="Mpm3">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7"><draw:frame draw:style-name="Mfr1" draw:name="graphics2" text:anchor-type="paragraph" svg:x="0.019cm" svg:y="0.4cm" svg:width="4.417cm" svg:height="1.566cm" draw:z-index="9"><draw:image xlink:href="Pictures/10000201000000D800000057FEFAA0BB.png" xlink:type="simple" xlink:show="embed" xlink:actuate="onLoad"/></draw:frame></text:p>
            </table:table-cell>
            <table:table-cell table:style-name="Table5.A1" office:value-type="string">
              <text:p text:style-name="MP8"><text:user-field-get text:name="projet">Projet jeu Puluc</text:user-field-get></text:p>
            </table:table-cell>
            <table:table-cell table:style-name="Table5.A1" office:value-type="string">
              <text:p text:style-name="MP7">Raphaël CAMIZULI</text:p>
              <text:p text:style-name="MP7">Réf ; <text:file-name text:display="name">rapport projet GO Raphael CAMIZULI</text:file-name></text:p>
            </table:table-cell>
          </table:table-row>
        </table:table>
        <text:p text:style-name="MP9"/>
      </style:header>
      <style:footer>
        <text:p text:style-name="MP10"><text:span text:style-name="Page_20_Number">EFREI Paris Sud</text:span></text:p>
        <text:p text:style-name="Footer"><text:span text:style-name="Page_20_Number">Page </text:span><text:span text:style-name="Page_20_Number"><text:page-number text:select-page="current">9</text:page-number></text:span><text:span text:style-name="Page_20_Number"> sur 22</text:span></text:p>
      </style:footer>
    </style:master-page>
    <style:master-page style:name="Convert_20_2" style:display-name="Convert 2"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1"/>
            </table:table-cell>
            <table:table-cell table:style-name="Table7.A1" office:value-type="string">
              <text:p text:style-name="MP12"/>
            </table:table-cell>
            <table:table-cell table:style-name="Table7.A1" office:value-type="string">
              <text:p text:style-name="MP13"/>
            </table:table-cell>
          </table:table-row>
        </table:table>
        <text:p text:style-name="Header"/>
      </style:header>
      <style:footer>
        <text:p text:style-name="Footer"><text:span text:style-name="Page_20_Number"/></text:p>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usiness plan</dc:title>
    <dc:subject>plan d'affaire</dc:subject>
    <meta:keyword>AVYRON</meta:keyword>
    <meta:initial-creator>christian CAMIZULI</meta:initial-creator>
    <meta:creation-date>2014-11-04T07:34:00</meta:creation-date>
    <dc:date>2015-03-15T11:39:57.99</dc:date>
    <meta:print-date>2007-01-21T22:08:00</meta:print-date>
    <meta:editing-cycles>85</meta:editing-cycles>
    <meta:editing-duration>PT22H31M11S</meta:editing-duration>
    <meta:generator>OpenOffice.org/3.4$Win32 OpenOffice.org_project/340m1$Build-9590</meta:generator>
    <meta:document-statistic meta:table-count="5" meta:image-count="4" meta:object-count="0" meta:page-count="11" meta:paragraph-count="115" meta:word-count="1258" meta:character-count="7029"/>
    <meta:user-defined meta:name="Propriétaire">definition</meta:user-defined>
  </office:meta>
</office:document-meta>
</file>